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fo:text-align="end"/>
      <style:text-properties fo:font-size="12pt" style:font-size-asian="12pt" style:font-size-complex="12pt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style:language-asian="en" style:country-asian="GB"/>
    </style:style>
    <style:style style:name="T11" style:parent-style-name="DefaultParagraphFont" style:family="text">
      <style:text-properties style:language-asian="en" style:country-asian="GB"/>
    </style:style>
    <style:style style:name="P1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13" style:parent-style-name="DefaultParagraphFont" style:family="text">
      <style:text-properties style:language-asian="en" style:country-asian="GB"/>
    </style:style>
    <style:style style:name="P14" style:parent-style-name="Normal" style:family="paragraph">
      <style:text-properties fo:font-size="12pt" style:font-size-asian="12pt" style:font-size-complex="12pt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name="T17" style:parent-style-name="DefaultParagraphFont" style:family="text">
      <style:text-properties style:language-asian="en" style:country-asian="GB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P20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21" style:parent-style-name="DefaultParagraphFont" style:family="text">
      <style:text-properties style:language-asian="en" style:country-asian="GB"/>
    </style:style>
    <style:style style:name="T22" style:parent-style-name="DefaultParagraphFont" style:family="text">
      <style:text-properties style:language-asian="en" style:country-asian="GB"/>
    </style:style>
    <style:style style:name="P23" style:parent-style-name="Normal" style:family="paragraph">
      <style:paragraph-properties fo:text-align="end"/>
      <style:text-properties fo:font-size="12pt" style:font-size-asian="12pt" style:font-size-complex="12pt"/>
    </style:style>
    <style:style style:name="T24" style:parent-style-name="DefaultParagraphFont" style:family="text">
      <style:text-properties style:language-asian="en" style:country-asian="GB"/>
    </style:style>
    <style:style style:name="T25" style:parent-style-name="DefaultParagraphFont" style:family="text">
      <style:text-properties style:language-asian="en" style:country-asian="GB"/>
    </style:style>
    <style:style style:name="P26" style:parent-style-name="Normal" style:family="paragraph">
      <style:text-properties fo:font-size="12pt" style:font-size-asian="12pt" style:font-size-complex="12pt"/>
    </style:style>
    <style:style style:name="T27" style:parent-style-name="DefaultParagraphFont" style:family="text">
      <style:text-properties style:language-asian="en" style:country-asian="GB"/>
    </style:style>
    <style:style style:name="P28" style:parent-style-name="Normal" style:family="paragraph">
      <style:text-properties fo:font-size="12pt" style:font-size-asian="12pt" style:font-size-complex="12pt"/>
    </style:style>
    <style:style style:name="T29" style:parent-style-name="DefaultParagraphFont" style:family="text">
      <style:text-properties style:language-asian="en" style:country-asian="GB"/>
    </style:style>
    <style:style style:name="P30" style:parent-style-name="Normal" style:family="paragraph">
      <style:text-properties fo:font-size="12pt" style:font-size-asian="12pt" style:font-size-complex="12pt"/>
    </style:style>
    <style:style style:name="T31" style:parent-style-name="DefaultParagraphFont" style:family="text">
      <style:text-properties style:language-asian="en" style:country-asian="GB"/>
    </style:style>
    <style:style style:name="P32" style:parent-style-name="Normal" style:family="paragraph">
      <style:text-properties fo:font-size="12pt" style:font-size-asian="12pt" style:font-size-complex="12pt"/>
    </style:style>
    <style:style style:name="T33" style:parent-style-name="DefaultParagraphFont" style:family="text">
      <style:text-properties style:language-asian="en" style:country-asian="GB"/>
    </style:style>
    <style:style style:name="P3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35" style:parent-style-name="DefaultParagraphFont" style:family="text">
      <style:text-properties style:language-asian="en" style:country-asian="GB"/>
    </style:style>
    <style:style style:name="T36" style:parent-style-name="DefaultParagraphFont" style:family="text">
      <style:text-properties style:language-asian="en" style:country-asian="GB"/>
    </style:style>
    <style:style style:name="T37" style:parent-style-name="DefaultParagraphFont" style:family="text">
      <style:text-properties style:language-asian="en" style:country-asian="GB"/>
    </style:style>
    <style:style style:name="T38" style:parent-style-name="DefaultParagraphFont" style:family="text">
      <style:text-properties style:language-asian="en" style:country-asian="GB"/>
    </style:style>
    <style:style style:name="T39" style:parent-style-name="DefaultParagraphFont" style:family="text">
      <style:text-properties style:language-asian="en" style:country-asian="GB"/>
    </style:style>
    <style:style style:name="P40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language-asian="en" style:country-asian="GB"/>
    </style:style>
    <style:style style:name="T43" style:parent-style-name="DefaultParagraphFont" style:family="text">
      <style:text-properties style:language-asian="en" style:country-asian="GB"/>
    </style:style>
    <style:style style:name="T44" style:parent-style-name="DefaultParagraphFont" style:family="text">
      <style:text-properties style:language-asian="en" style:country-asian="GB"/>
    </style:style>
    <style:style style:name="T45" style:parent-style-name="DefaultParagraphFont" style:family="text">
      <style:text-properties style:language-asian="en" style:country-asian="GB"/>
    </style:style>
    <style:style style:name="T46" style:parent-style-name="DefaultParagraphFont" style:family="text">
      <style:text-properties style:language-asian="en" style:country-asian="GB"/>
    </style:style>
    <style:style style:name="T47" style:parent-style-name="DefaultParagraphFont" style:family="text">
      <style:text-properties style:language-asian="en" style:country-asian="GB"/>
    </style:style>
    <style:style style:name="P48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49" style:parent-style-name="DefaultParagraphFont" style:family="text">
      <style:text-properties style:language-asian="en" style:country-asian="GB"/>
    </style:style>
    <style:style style:name="T50" style:parent-style-name="DefaultParagraphFont" style:family="text">
      <style:text-properties style:language-asian="en" style:country-asian="GB"/>
    </style:style>
    <style:style style:name="P51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52" style:parent-style-name="DefaultParagraphFont" style:family="text">
      <style:text-properties style:language-asian="en" style:country-asian="GB"/>
    </style:style>
    <style:style style:name="P5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54" style:parent-style-name="DefaultParagraphFont" style:family="text">
      <style:text-properties style:language-asian="en" style:country-asian="GB"/>
    </style:style>
    <style:style style:name="T55" style:parent-style-name="DefaultParagraphFont" style:family="text">
      <style:text-properties style:language-asian="en" style:country-asian="GB"/>
    </style:style>
    <style:style style:name="P5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57" style:parent-style-name="DefaultParagraphFont" style:family="text">
      <style:text-properties style:language-asian="en" style:country-asian="GB"/>
    </style:style>
    <style:style style:name="T58" style:parent-style-name="DefaultParagraphFont" style:family="text">
      <style:text-properties style:language-asian="en" style:country-asian="GB"/>
    </style:style>
    <style:style style:name="T59" style:parent-style-name="DefaultParagraphFont" style:family="text">
      <style:text-properties style:language-asian="en" style:country-asian="GB"/>
    </style:style>
    <style:style style:name="T60" style:parent-style-name="DefaultParagraphFont" style:family="text">
      <style:text-properties style:language-asian="en" style:country-asian="GB"/>
    </style:style>
    <style:style style:name="T61" style:parent-style-name="DefaultParagraphFont" style:family="text">
      <style:text-properties style:language-asian="en" style:country-asian="GB"/>
    </style:style>
    <style:style style:name="T62" style:parent-style-name="DefaultParagraphFont" style:family="text">
      <style:text-properties style:language-asian="en" style:country-asian="GB"/>
    </style:style>
    <style:style style:name="T63" style:parent-style-name="DefaultParagraphFont" style:family="text">
      <style:text-properties style:language-asian="en" style:country-asian="GB"/>
    </style:style>
    <style:style style:name="T64" style:parent-style-name="DefaultParagraphFont" style:family="text">
      <style:text-properties style:language-asian="en" style:country-asian="GB"/>
    </style:style>
    <style:style style:name="T65" style:parent-style-name="DefaultParagraphFont" style:family="text">
      <style:text-properties style:language-asian="en" style:country-asian="GB"/>
    </style:style>
    <style:style style:name="P6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67" style:parent-style-name="DefaultParagraphFont" style:family="text">
      <style:text-properties style:language-asian="en" style:country-asian="GB"/>
    </style:style>
    <style:style style:name="T68" style:parent-style-name="DefaultParagraphFont" style:family="text">
      <style:text-properties style:language-asian="en" style:country-asian="GB"/>
    </style:style>
    <style:style style:name="T69" style:parent-style-name="DefaultParagraphFont" style:family="text">
      <style:text-properties style:language-asian="en" style:country-asian="GB"/>
    </style:style>
    <style:style style:name="T70" style:parent-style-name="DefaultParagraphFont" style:family="text">
      <style:text-properties style:language-asian="en" style:country-asian="GB"/>
    </style:style>
    <style:style style:name="T71" style:parent-style-name="DefaultParagraphFont" style:family="text">
      <style:text-properties style:language-asian="en" style:country-asian="GB"/>
    </style:style>
    <style:style style:name="P72" style:parent-style-name="Normal" style:family="paragraph">
      <style:paragraph-properties fo:text-align="end"/>
      <style:text-properties fo:font-size="12pt" style:font-size-asian="12pt" style:font-size-complex="12pt"/>
    </style:style>
    <style:style style:name="T73" style:parent-style-name="DefaultParagraphFont" style:family="text">
      <style:text-properties style:language-asian="en" style:country-asian="GB"/>
    </style:style>
    <style:style style:name="T74" style:parent-style-name="DefaultParagraphFont" style:family="text">
      <style:text-properties style:language-asian="en" style:country-asian="GB"/>
    </style:style>
    <style:style style:name="T75" style:parent-style-name="DefaultParagraphFont" style:family="text">
      <style:text-properties style:language-asian="en" style:country-asian="GB"/>
    </style:style>
    <style:style style:name="T76" style:parent-style-name="DefaultParagraphFont" style:family="text">
      <style:text-properties style:language-asian="en" style:country-asian="GB"/>
    </style:style>
    <style:style style:name="T77" style:parent-style-name="DefaultParagraphFont" style:family="text">
      <style:text-properties style:language-asian="en" style:country-asian="GB"/>
    </style:style>
    <style:style style:name="T78" style:parent-style-name="DefaultParagraphFont" style:family="text">
      <style:text-properties style:language-asian="en" style:country-asian="GB"/>
    </style:style>
    <style:style style:name="T79" style:parent-style-name="DefaultParagraphFont" style:family="text">
      <style:text-properties style:language-asian="en" style:country-asian="GB"/>
    </style:style>
    <style:style style:name="P80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81" style:parent-style-name="DefaultParagraphFont" style:family="text">
      <style:text-properties style:language-asian="en" style:country-asian="GB"/>
    </style:style>
    <style:style style:name="P8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83" style:parent-style-name="DefaultParagraphFont" style:family="text">
      <style:text-properties style:language-asian="en" style:country-asian="GB"/>
    </style:style>
    <style:style style:name="P8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T85" style:parent-style-name="DefaultParagraphFont" style:family="text">
      <style:text-properties style:language-asian="en" style:country-asian="GB"/>
    </style:style>
    <style:style style:name="T86" style:parent-style-name="DefaultParagraphFont" style:family="text">
      <style:text-properties style:language-asian="en" style:country-asian="GB"/>
    </style:style>
    <style:style style:name="T87" style:parent-style-name="DefaultParagraphFont" style:family="text">
      <style:text-properties style:language-asian="en" style:country-asian="GB"/>
    </style:style>
    <style:style style:name="T88" style:parent-style-name="DefaultParagraphFont" style:family="text">
      <style:text-properties style:language-asian="en" style:country-asian="GB"/>
    </style:style>
    <style:style style:name="T89" style:parent-style-name="DefaultParagraphFont" style:family="text">
      <style:text-properties style:language-asian="en" style:country-asian="GB"/>
    </style:style>
    <style:style style:name="T90" style:parent-style-name="DefaultParagraphFont" style:family="text">
      <style:text-properties style:language-asian="en" style:country-asian="GB"/>
    </style:style>
    <style:style style:name="T91" style:parent-style-name="DefaultParagraphFont" style:family="text">
      <style:text-properties style:language-asian="en" style:country-asian="GB"/>
    </style:style>
    <style:style style:name="T92" style:parent-style-name="DefaultParagraphFont" style:family="text">
      <style:text-properties style:language-asian="en" style:country-asian="GB"/>
    </style:style>
    <style:style style:name="T93" style:parent-style-name="DefaultParagraphFont" style:family="text">
      <style:text-properties style:language-asian="en" style:country-asian="GB"/>
    </style:style>
    <style:style style:name="T94" style:parent-style-name="DefaultParagraphFont" style:family="text">
      <style:text-properties style:language-asian="en" style:country-asian="GB"/>
    </style:style>
    <style:style style:name="T95" style:parent-style-name="DefaultParagraphFont" style:family="text">
      <style:text-properties style:language-asian="en" style:country-asian="GB"/>
    </style:style>
    <style:style style:name="P96" style:parent-style-name="Normal" style:family="paragraph">
      <style:paragraph-properties fo:text-align="end"/>
      <style:text-properties fo:font-size="12pt" style:font-size-asian="12pt" style:font-size-complex="12pt"/>
    </style:style>
    <style:style style:name="T97" style:parent-style-name="DefaultParagraphFont" style:family="text">
      <style:text-properties style:language-asian="en" style:country-asian="GB"/>
    </style:style>
    <style:style style:name="P98" style:parent-style-name="Normal" style:family="paragraph">
      <style:paragraph-properties fo:text-align="center"/>
      <style:text-properties fo:font-size="22pt" style:font-size-asian="22pt" style:font-size-complex="22pt"/>
    </style:style>
    <style:style style:family="graphic" style:name="a87">
      <style:graphic-properties style:wrap="run-through" style:run-through="foreground" draw:fill="none" draw:stroke="solid" svg:stroke-width="0.0625in" svg:stroke-color="#8064a2" draw:marker-end="a86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4167in" svg:stroke-color="#f69240" draw:marker-end="a88" svg:stroke-opacity="100%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style:wrap="run-through" style:run-through="foreground" draw:fill="none" draw:stroke="solid" svg:stroke-width="0.04167in" svg:stroke-color="#c0504d" draw:marker-end="a53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55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4167in" svg:stroke-color="#c0504d" draw:marker-end="a56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20">
      <style:graphic-properties style:wrap="run-through" style:run-through="foreground" draw:fill="none" draw:stroke="solid" svg:stroke-width="0.04167in" svg:stroke-color="#c0504d" draw:marker-end="a19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59">
      <style:graphic-properties style:wrap="run-through" style:run-through="foreground" draw:fill="none" draw:stroke="solid" svg:stroke-width="0.04167in" svg:stroke-color="#c0504d" draw:marker-end="a58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3125in" svg:stroke-color="#4a7ebb" draw:marker-end="a24" svg:stroke-opacity="100%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0">
      <style:graphic-properties style:wrap="run-through" style:run-through="foreground" draw:fill="none" draw:stroke="solid" svg:stroke-width="0.04167in" svg:stroke-color="#4a7ebb" svg:stroke-opacity="100%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4167in" svg:stroke-color="#4a7ebb" svg:stroke-opacity="100%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4167in" svg:stroke-color="#e46c0a" draw:marker-end="a93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95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3125in" svg:stroke-color="#4a7ebb" draw:marker-end="a98" svg:stroke-opacity="100%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4167in" svg:stroke-color="#c0504d" draw:marker-end="a60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0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draw:fill="none" draw:stroke="solid" svg:stroke-width="0.0625in" svg:stroke-color="#8064a2" draw:marker-end="a62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style:wrap="run-through" style:run-through="foreground" draw:fill="none" draw:stroke="solid" svg:stroke-width="0.04167in" svg:stroke-color="#f69240" draw:marker-end="a64" svg:stroke-opacity="100%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3125in" svg:stroke-color="#4a7ebb" draw:marker-end="a1" svg:stroke-opacity="100%" style:horizontal-rel="paragraph" style:vertical-rel="paragraph" style:horizontal-pos="from-left" style:vertical-pos="from-top"/>
    </style:style>
    <style:style style:family="graphic" style:name="a6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4167in" svg:stroke-color="#f69240" draw:marker-end="a68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4167in" svg:stroke-color="#c0504d" draw:marker-end="a4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32">
      <style:graphic-properties style:wrap="run-through" style:run-through="foreground" draw:fill="none" draw:stroke="solid" svg:stroke-width="0.03125in" svg:stroke-color="#4a7ebb" draw:marker-end="a31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3125in" svg:stroke-color="#98b954" draw:marker-end="a6" svg:stroke-opacity="100%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3125in" svg:stroke-color="#4a7ebb" draw:marker-end="a33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3125in" svg:stroke-color="#98b954" draw:marker-end="a8" svg:stroke-opacity="100%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3125in" svg:stroke-color="#4a7ebb" draw:marker-end="a35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3125in" svg:stroke-color="#4a7ebb" draw:marker-end="a37" svg:stroke-opacity="100%" style:horizontal-rel="paragraph" style:vertical-rel="paragraph" style:horizontal-pos="from-left" style:vertical-pos="from-top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style:wrap="run-through" style:run-through="foreground" draw:fill="none" draw:stroke="solid" svg:stroke-width="0.04167in" svg:stroke-color="#e46c0a" draw:marker-end="a70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72">
      <style:graphic-properties style:wrap="run-through" style:run-through="foreground" draw:fill="none" draw:stroke="solid" svg:stroke-width="0.04167in" svg:stroke-color="#4a7ebb" svg:stroke-opacity="100%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7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style:wrap="run-through" style:run-through="foreground" draw:fill="none" draw:stroke="solid" svg:stroke-width="0.03125in" svg:stroke-color="#4a7ebb" draw:marker-end="a75" svg:stroke-opacity="100%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4167in" svg:stroke-color="#4a7ebb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4167in" svg:stroke-color="#e46c0a" draw:marker-end="a42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45">
      <style:graphic-properties style:wrap="run-through" style:run-through="foreground" draw:fill="none" draw:stroke="solid" svg:stroke-width="0.04167in" svg:stroke-color="#c0504d" draw:marker-end="a44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46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4167in" svg:stroke-color="#c0504d" draw:marker-end="a13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6">
      <style:graphic-properties style:wrap="run-through" style:run-through="foreground" draw:fill="none" draw:stroke="solid" svg:stroke-width="0.04167in" svg:stroke-color="#c0504d" draw:marker-end="a15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8">
      <style:graphic-properties style:wrap="run-through" style:run-through="foreground" draw:fill="none" draw:stroke="solid" svg:stroke-width="0.04167in" svg:stroke-color="#c0504d" draw:marker-end="a17" svg:stroke-opacity="100%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81">
      <style:graphic-properties style:wrap="run-through" style:run-through="foreground" draw:fill="none" draw:stroke="solid" svg:stroke-width="0.04167in" svg:stroke-color="#f69240" draw:marker-end="a80" svg:stroke-opacity="100%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8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Basic ADD of synth</text:p>
      <text:p text:style-name="Normal"/>
      <text:p text:style-name="Normal"/>
      <text:p text:style-name="Normal"/>
      <text:p text:style-name="Normal"><text:span text:style-name="T2"><draw:frame draw:z-index="251686912" draw:id="id0" draw:style-name="a0" draw:transform="translate(-0.56562in -0.19062in) rotate(-4.71239) translate(4.77397in 4.9059in)" draw:name="Text Box 29" text:anchor-type="paragraph" svg:width="1.13125in" svg:height="0.38125in" style:rel-width="scale" style:rel-height="scale"><draw:text-box><text:p text:style-name="P3">Ext voltage</text:p></draw:text-box><svg:title/><svg:desc/></draw:frame></text:span><text:span text:style-name="T4"><draw:connector draw:type="line" svg:x1="5.00694in" svg:y1="5.13125in" svg:x2="5.00694in" svg:y2="4.34028in" draw:z-index="251687936" draw:id="id1" draw:style-name="a2" draw:name="Straight Arrow Connector 30" text:anchor-type="paragraph"><svg:title/><svg:desc/></draw:connector></text:span><text:span text:style-name="T5"><draw:frame draw:z-index="251685888" draw:id="id2" draw:style-name="a3" draw:name="Text Box 28" text:anchor-type="paragraph" svg:x="3.02083in" svg:y="2.85417in" svg:width="0.70139in" svg:height="0.38125in" style:rel-width="scale" style:rel-height="scale"><draw:text-box><text:p text:style-name="P6">Freq</text:p></draw:text-box><svg:title/><svg:desc/></draw:frame></text:span><text:span text:style-name="T7"><draw:connector draw:type="line" svg:x1="3.10417in" svg:y1="3.15972in" svg:x2="3.81181in" svg:y2="3.16666in" draw:z-index="251683840" draw:id="id3" draw:style-name="a5" draw:name="Straight Arrow Connector 26" text:anchor-type="paragraph"><svg:title/><svg:desc/></draw:connector></text:span><text:span text:style-name="T8"><draw:connector draw:type="line" svg:x1="-3.375in" svg:y1="6.54167in" svg:x2="-1.98611in" svg:y2="6.58264in" draw:z-index="251684864" draw:id="id4" draw:style-name="a7" draw:name="Straight Arrow Connector 27" text:anchor-type="paragraph"><svg:title/><svg:desc/></draw:connector></text:span><text:span text:style-name="T9"><draw:connector draw:type="line" svg:x1="2.42361in" svg:y1="3.9375in" svg:x2="3.8125in" svg:y2="3.97917in" draw:z-index="251682816" draw:id="id5" draw:style-name="a9" draw:name="Straight Arrow Connector 25" text:anchor-type="paragraph"><svg:title/><svg:desc/></draw:connector></text:span><text:span text:style-name="T10"><draw:custom-shape svg:x="0.80556in" svg:y="3.11806in" svg:width="1.61806in" svg:height="1.63125in" draw:z-index="251673600" draw:id="id6" draw:style-name="a10" draw:name="Oval 15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"><draw:frame draw:z-index="251674624" draw:id="id7" draw:style-name="a11" draw:name="Text Box 16" text:anchor-type="paragraph" svg:x="0.86806in" svg:y="3.68056in" svg:width="1.47153in" svg:height="0.5625in" style:rel-width="scale" style:rel-height="scale"><draw:text-box><text:p text:style-name="P12">Noise</text:p></draw:text-box><svg:title/><svg:desc/></draw:frame></text:span><text:span text:style-name="T13"><draw:frame draw:z-index="251681792" draw:id="id8" draw:style-name="a12" draw:name="Text Box 24" text:anchor-type="paragraph" svg:x="9.52778in" svg:y="0.33333in" svg:width="0.70139in" svg:height="0.38125in" style:rel-width="scale" style:rel-height="scale"><draw:text-box><text:p text:style-name="P14">Freq</text:p></draw:text-box><svg:title/><svg:desc/></draw:frame></text:span><text:span text:style-name="T15"><draw:connector draw:type="line" svg:x1="8.90278in" svg:y1="0.55556in" svg:x2="9.61042in" svg:y2="0.56181in" draw:z-index="251680768" draw:id="id9" draw:style-name="a14" draw:name="Straight Arrow Connector 23" text:anchor-type="paragraph"><svg:title/><svg:desc/></draw:connector></text:span><text:span text:style-name="T16"><draw:connector draw:type="line" svg:x1="7.47222in" svg:y1="0.125in" svg:x2="8.90277in" svg:y2="0.5625in" draw:z-index="251677696" draw:id="id10" draw:style-name="a16" draw:name="Straight Arrow Connector 19" text:anchor-type="paragraph"><svg:title/><svg:desc/></draw:connector></text:span><text:span text:style-name="T17"><draw:connector draw:type="line" svg:x1="7.47222in" svg:y1="0.9375in" svg:x2="8.96527in" svg:y2="0.5625in" draw:z-index="251679744" draw:id="id11" draw:style-name="a18" draw:name="Straight Arrow Connector 21" text:anchor-type="paragraph"><svg:title/><svg:desc/></draw:connector></text:span><text:span text:style-name="T18"><draw:connector draw:type="line" svg:x1="7.53333in" svg:y1="0.5625in" svg:x2="8.96388in" svg:y2="0.5625in" draw:z-index="251678720" draw:id="id12" draw:style-name="a20" draw:name="Straight Arrow Connector 20" text:anchor-type="paragraph"><svg:title/><svg:desc/></draw:connector></text:span><text:span text:style-name="T19"><draw:frame draw:z-index="251676672" draw:id="id13" draw:style-name="a21" draw:name="Text Box 18" text:anchor-type="paragraph" svg:x="4.05556in" svg:y="3.11806in" svg:width="1.54792in" svg:height="0.5625in" style:rel-width="scale" style:rel-height="scale"><draw:text-box><text:p text:style-name="P20">Mixer</text:p></draw:text-box><svg:title/><svg:desc/></draw:frame></text:span><text:span text:style-name="T21"><draw:custom-shape svg:x="3.8125in" svg:y="2.61111in" svg:width="2.09028in" svg:height="1.72917in" draw:z-index="251675648" draw:id="id14" draw:style-name="a22" draw:name="Rectangle 17" text:anchor-type="paragraph"><svg:title/><svg:desc/><draw:enhanced-geometry draw:type="non-primitive" svg:viewBox="0 0 21600 21600" draw:enhanced-path="M 0 0 L 21600 0 21600 21600 0 21600 Z N"/></draw:custom-shape></text:span><text:span text:style-name="T22"><draw:frame draw:z-index="251671552" draw:id="id15" draw:style-name="a23" draw:transform="translate(-0.56562in -0.19062in) rotate(-4.71239) translate(4.73923in 1.75312in)" draw:name="Text Box 13" text:anchor-type="paragraph" svg:width="1.13125in" svg:height="0.38125in" style:rel-width="scale" style:rel-height="scale"><draw:text-box><text:p text:style-name="P23">Ext voltage</text:p></draw:text-box><svg:title/><svg:desc/></draw:frame></text:span><text:span text:style-name="T24"><draw:connector draw:type="line" svg:x1="4.97222in" svg:y1="1.97917in" svg:x2="4.97222in" svg:y2="1.1875in" draw:z-index="251672576" draw:id="id16" draw:style-name="a25" draw:name="Straight Arrow Connector 14" text:anchor-type="paragraph"><svg:title/><svg:desc/></draw:connector></text:span><text:span text:style-name="T25"><draw:frame draw:z-index="251669504" draw:id="id17" draw:style-name="a26" draw:name="Text Box 11" text:anchor-type="paragraph" svg:x="6.57639in" svg:y="0.61111in" svg:width="0.83264in" svg:height="0.38125in" style:rel-width="scale" style:rel-height="scale"><draw:text-box><text:p text:style-name="P26">Sine</text:p></draw:text-box><svg:title/><svg:desc/></draw:frame></text:span><text:span text:style-name="T27"><draw:frame draw:z-index="251670528" draw:id="id18" draw:style-name="a27" draw:name="Text Box 12" text:anchor-type="paragraph" svg:x="2.82639in" svg:y="0.15278in" svg:width="1.13125in" svg:height="0.30556in" style:rel-width="scale" style:rel-height="scale"><draw:text-box><text:p text:style-name="P28">Single tone</text:p></draw:text-box><svg:title/><svg:desc/></draw:frame></text:span><text:span text:style-name="T29"><draw:frame draw:z-index="251668480" draw:id="id19" draw:style-name="a28" draw:name="Text Box 10" text:anchor-type="paragraph" svg:x="6.56944in" svg:y="0.22917in" svg:width="1.13125in" svg:height="0.38125in" style:rel-width="scale" style:rel-height="scale"><draw:text-box><text:p text:style-name="P30">Square/PWM</text:p></draw:text-box><svg:title/><svg:desc/></draw:frame></text:span><text:span text:style-name="T31"><draw:frame draw:z-index="251667456" draw:id="id20" draw:style-name="a29" draw:name="Text Box 9" text:anchor-type="paragraph" svg:x="6.57639in" svg:y="-0.16667in" svg:width="1.13125in" svg:height="0.38125in" style:rel-width="scale" style:rel-height="scale"><draw:text-box><text:p text:style-name="P32">Triangle</text:p></draw:text-box><svg:title/><svg:desc/></draw:frame></text:span><text:span text:style-name="T33"><draw:frame draw:z-index="251660288" draw:id="id21" draw:style-name="a30" draw:name="Text Box 2" text:anchor-type="paragraph" svg:x="0.49306in" svg:y="0.21528in" svg:width="2.025in" svg:height="0.5625in" style:rel-width="scale" style:rel-height="scale"><draw:text-box><text:p text:style-name="P34">Keyboard</text:p></draw:text-box><svg:title/><svg:desc/></draw:frame></text:span><text:span text:style-name="T35"><draw:connector draw:type="line" svg:x1="6.57361in" svg:y1="0.93056in" svg:x2="7.5375in" svg:y2="0.93056in" draw:z-index="251666432" draw:id="id22" draw:style-name="a32" draw:name="Straight Arrow Connector 8" text:anchor-type="paragraph"><svg:title/><svg:desc/></draw:connector></text:span><text:span text:style-name="T36"><draw:connector draw:type="line" svg:x1="6.57361in" svg:y1="0.55556in" svg:x2="7.5375in" svg:y2="0.55556in" draw:z-index="251665408" draw:id="id23" draw:style-name="a34" draw:name="Straight Arrow Connector 7" text:anchor-type="paragraph"><svg:title/><svg:desc/></draw:connector></text:span><text:span text:style-name="T37"><draw:connector draw:type="line" svg:x1="6.57222in" svg:y1="0.125in" svg:x2="7.53611in" svg:y2="0.125in" draw:z-index="251664384" draw:id="id24" draw:style-name="a36" draw:name="Straight Arrow Connector 6" text:anchor-type="paragraph"><svg:title/><svg:desc/></draw:connector></text:span><text:span text:style-name="T38"><draw:connector draw:type="line" svg:x1="2.89028in" svg:y1="0.45833in" svg:x2="3.85417in" svg:y2="0.45833in" draw:z-index="251663360" draw:id="id25" draw:style-name="a38" draw:name="Straight Arrow Connector 5" text:anchor-type="paragraph"><svg:title/><svg:desc/></draw:connector></text:span><text:span text:style-name="T39"><draw:frame draw:z-index="251662336" draw:id="id26" draw:style-name="a39" draw:name="Text Box 4" text:anchor-type="paragraph" svg:x="4.17361in" svg:y="0.07639in" svg:width="2.025in" svg:height="0.98542in" style:rel-width="scale" style:rel-height="scale"><draw:text-box><text:p text:style-name="P40">VCO</text:p><text:p text:style-name="P41">Microcontroller xmega-E5</text:p></draw:text-box><svg:title/><svg:desc/></draw:frame></text:span><text:span text:style-name="T42"><draw:custom-shape svg:x="3.85417in" svg:y="-0.05556in" svg:width="2.71667in" svg:height="1.24306in" draw:z-index="251661312" draw:id="id27" draw:style-name="a40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43"><draw:custom-shape svg:x="0.17361in" svg:y="-0.02778in" svg:width="2.71667in" svg:height="0.98542in" draw:z-index="251659264" draw:id="id28" draw:style-name="a41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44"><draw:connector draw:type="line" svg:x1="1.36111in" svg:y1="0.25417in" svg:x2="1.36111in" svg:y2="1.02431in" draw:z-index="251692032" draw:id="id29" draw:style-name="a43" draw:name="Straight Arrow Connector 32" text:anchor-type="paragraph"><svg:title/><svg:desc/></draw:connector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5"><draw:connector draw:type="line" svg:x1="5.90278in" svg:y1="0.23681in" svg:x2="6.61042in" svg:y2="0.24306in" draw:z-index="251689984" draw:id="id30" draw:style-name="a45" draw:name="Straight Arrow Connector 31" text:anchor-type="paragraph"><svg:title/><svg:desc/></draw:connector>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46"><draw:custom-shape svg:width="1.66667in" svg:height="1.37917in" draw:z-index="251735040" draw:id="id31" draw:style-name="a46" draw:transform="translate(-0.83333in -0.68958in) rotate(-1.5708) translate(6.55555in 0.75208in)" draw:name="Isosceles Triangle 62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text:span text:style-name="T47"><draw:frame draw:z-index="251736064" draw:id="id32" draw:style-name="a47" draw:name="Text Box 63" text:anchor-type="paragraph" svg:x="5.60694in" svg:y="0.45in" svg:width="1.47153in" svg:height="0.5625in" style:rel-width="scale" style:rel-height="scale"><draw:text-box><text:p text:style-name="P48">VCA</text:p></draw:text-box><svg:title/><svg:desc/></draw:frame></text:span><text:span text:style-name="T49"><draw:custom-shape svg:width="1.66667in" svg:height="1.37917in" draw:z-index="251718656" draw:id="id33" draw:style-name="a48" draw:transform="translate(-0.83333in -0.68958in) rotate(-1.5708) translate(3.91041in 0.62639in)" draw:name="Isosceles Triangle 48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text:span text:style-name="T50"><draw:frame draw:z-index="251719680" draw:id="id34" draw:style-name="a49" draw:name="Text Box 49" text:anchor-type="paragraph" svg:x="2.96111in" svg:y="0.325in" svg:width="1.47153in" svg:height="0.5625in" style:rel-width="scale" style:rel-height="scale"><draw:text-box><text:p text:style-name="P51">VCA</text:p></draw:text-box><svg:title/><svg:desc/></draw:frame></text:span><text:span text:style-name="T52"><draw:frame draw:z-index="251697152" draw:id="id35" draw:style-name="a50" draw:name="Text Box 35" text:anchor-type="paragraph" svg:x="0.92986in" svg:y="0.23171in" svg:width="1.47153in" svg:height="0.5625in" style:rel-width="scale" style:rel-height="scale"><draw:text-box><text:p text:style-name="P53">VCF</text:p></draw:text-box><svg:title/><svg:desc/></draw:frame></text:span><text:span text:style-name="T54"><draw:custom-shape svg:width="1.66667in" svg:height="1.37917in" draw:z-index="251695104" draw:id="id36" draw:style-name="a51" draw:transform="translate(-0.83333in -0.68958in) rotate(-1.5708) translate(1.87962in 0.53218in)" draw:name="Isosceles Triangle 34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<text:p text:style-name="Normal"><text:span text:style-name="T55"><draw:frame draw:z-index="251751424" draw:id="id37" draw:style-name="a52" draw:name="Text Box 73" text:anchor-type="paragraph" svg:x="8.07361in" svg:y="0.05486in" svg:width="1.47153in" svg:height="0.5625in" style:rel-width="scale" style:rel-height="scale"><draw:text-box><text:p text:style-name="P56">Left</text:p></draw:text-box><svg:title/><svg:desc/></draw:frame></text:span><text:span text:style-name="T57"><draw:connector draw:type="line" svg:x1="4.59583in" svg:y1="0.31319in" svg:x2="5.91666in" svg:y2="0.32013in" draw:z-index="251734016" draw:id="id38" draw:style-name="a54" draw:name="Straight Arrow Connector 61" text:anchor-type="paragraph"><svg:title/><svg:desc/></draw:connector></text:span><text:span text:style-name="T58"><draw:custom-shape svg:width="1.66667in" svg:height="1.37917in" draw:z-index="251742208" draw:id="id39" draw:style-name="a55" draw:transform="translate(-0.83333in -0.68958in) rotate(-1.5708) translate(6.60416in 2.17986in)" draw:name="Isosceles Triangle 68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text:span text:style-name="T59"><draw:connector draw:type="line" svg:x1="4.59583in" svg:y1="0.31319in" svg:x2="5.96875in" svg:y2="2.10138in" draw:z-index="251741184" draw:id="id40" draw:style-name="a57" draw:name="Straight Arrow Connector 67" text:anchor-type="paragraph"><svg:title/><svg:desc/></draw:connector></text:span><text:span text:style-name="T60"><draw:connector draw:type="line" svg:x1="2.5625in" svg:y1="0.18819in" svg:x2="3.27014in" svg:y2="0.19513in" draw:z-index="251716608" draw:id="id41" draw:style-name="a59" draw:name="Straight Arrow Connector 47" text:anchor-type="paragraph"><svg:title/><svg:desc/></draw:connector></text:span><text:span text:style-name="T61"><draw:connector draw:type="line" svg:x1="0.47847in" svg:y1="0.10486in" svg:x2="1.1868in" svg:y2="0.1118in" draw:z-index="251694080" draw:id="id42" draw:style-name="a61" draw:name="Straight Arrow Connector 33" text:anchor-type="paragraph"><svg:title/><svg:desc/></draw:connector></text:span></text:p>
      <text:p text:style-name="Normal"><text:span text:style-name="T62"><draw:connector draw:type="line" svg:x1="7.24167in" svg:y1="0.04306in" svg:x2="8.29167in" svg:y2="0.04306in" draw:z-index="251747328" draw:id="id43" draw:style-name="a63" draw:name="Straight Arrow Connector 71" text:anchor-type="paragraph"><svg:title/><svg:desc/></draw:connector></text:span><text:span text:style-name="T63"><draw:connector draw:type="line" svg:x1="6.92153in" svg:y1="3.28681in" svg:x2="6.71389in" svg:y2="0.31389in" draw:z-index="251746304" draw:id="id44" draw:style-name="a65" draw:name="Straight Arrow Connector 70" text:anchor-type="paragraph"><svg:title/><svg:desc/></draw:connector></text:span><text:span text:style-name="T64"><draw:custom-shape svg:x="2.94722in" svg:y="1.19514in" svg:width="1.97153in" svg:height="0.98542in" draw:z-index="251721728" draw:id="id45" draw:style-name="a66" draw:name="Rectangle 50" text:anchor-type="paragraph"><svg:title/><svg:desc/><draw:enhanced-geometry draw:type="non-primitive" svg:viewBox="0 0 21600 21600" draw:enhanced-path="M 0 0 L 21600 0 21600 21600 0 21600 Z N"/></draw:custom-shape></text:span><text:span text:style-name="T65"><draw:frame draw:z-index="251722752" draw:id="id46" draw:style-name="a67" draw:name="Text Box 51" text:anchor-type="paragraph" svg:x="3.07639in" svg:y="1.44514in" svg:width="1.65625in" svg:height="0.5625in" style:rel-width="scale" style:rel-height="scale"><draw:text-box><text:p text:style-name="P66">Envelope</text:p></draw:text-box><svg:title/><svg:desc/></draw:frame></text:span><text:span text:style-name="T67"><draw:connector draw:type="line" svg:x1="3.97431in" svg:y1="1.19375in" svg:x2="3.9375in" svg:y2="0.31528in" draw:z-index="251723776" draw:id="id47" draw:style-name="a69" draw:name="Straight Arrow Connector 52" text:anchor-type="paragraph"><svg:title/><svg:desc/></draw:connector></text:span><text:span text:style-name="T68"><draw:connector draw:type="line" svg:x1="2.8375in" svg:y1="2.98194in" svg:x2="3.55in" svg:y2="2.98194in" draw:z-index="251724800" draw:id="id48" draw:style-name="a71" draw:name="Straight Arrow Connector 53" text:anchor-type="paragraph"><svg:title/><svg:desc/></draw:connector></text:span><text:span text:style-name="T69"><draw:connector draw:type="line" svg:x1="4.03264in" svg:y1="2.18403in" svg:x2="4.03264in" svg:y2="2.52153in" draw:z-index="251725824" draw:id="id49" draw:style-name="a72" draw:name="Straight Connector 54" text:anchor-type="paragraph"><svg:title/><svg:desc/></draw:connector></text:span><text:span text:style-name="T70"><draw:custom-shape svg:x="3.94861in" svg:y="2.51806in" svg:width="0.20556in" svg:height="0.20556in" draw:z-index="251726848" draw:id="id50" draw:style-name="a73" draw:name="Oval 55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1"><draw:frame draw:z-index="251727872" draw:id="id51" draw:style-name="a74" draw:transform="translate(-0.56562in -0.19062in) rotate(-4.71239) translate(3.84341in 3.88854in)" draw:name="Text Box 56" text:anchor-type="paragraph" svg:width="1.13125in" svg:height="0.38125in" style:rel-width="scale" style:rel-height="scale"><draw:text-box><text:p text:style-name="P72">Ext voltage</text:p></draw:text-box><svg:title/><svg:desc/></draw:frame></text:span><text:span text:style-name="T73"><draw:connector draw:type="line" svg:x1="4.07639in" svg:y1="4.11389in" svg:x2="4.07639in" svg:y2="3.32292in" draw:z-index="251728896" draw:id="id52" draw:style-name="a76" draw:name="Straight Arrow Connector 57" text:anchor-type="paragraph"><svg:title/><svg:desc/></draw:connector></text:span><text:span text:style-name="T74"><draw:custom-shape svg:x="3.58333in" svg:y="2.8625in" svg:width="0.20556in" svg:height="0.20556in" draw:z-index="251729920" draw:id="id53" draw:style-name="a77" draw:name="Oval 5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5"><draw:custom-shape svg:x="3.95833in" svg:y="3.11806in" svg:width="0.20556in" svg:height="0.20556in" draw:z-index="251730944" draw:id="id54" draw:style-name="a78" draw:name="Oval 59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6"><draw:connector draw:type="line" svg:x1="4.03403in" svg:y1="2.65833in" svg:x2="3.75278in" svg:y2="2.93472in" draw:z-index="251731968" draw:id="id55" draw:style-name="a79" draw:name="Straight Connector 60" text:anchor-type="paragraph"><svg:title/><svg:desc/></draw:connector></text:span><text:span text:style-name="T77"><draw:connector draw:type="line" svg:x1="1.80463in" svg:y1="1.19074in" svg:x2="1.76852in" svg:y2="0.31157in" draw:z-index="251701248" draw:id="id56" draw:style-name="a81" draw:name="Straight Arrow Connector 38" text:anchor-type="paragraph"><svg:title/><svg:desc/></draw:connector></text:span></text:p>
      <text:p text:style-name="Normal"/>
      <text:p text:style-name="Normal"/>
      <text:p text:style-name="Normal"><text:span text:style-name="T78"><draw:custom-shape svg:x="0.77778in" svg:y="0.13148in" svg:width="1.97153in" svg:height="0.98542in" draw:z-index="251699200" draw:id="id57" draw:style-name="a82" draw:name="Rectangle 36" text:anchor-type="paragraph"><svg:title/><svg:desc/><draw:enhanced-geometry draw:type="non-primitive" svg:viewBox="0 0 21600 21600" draw:enhanced-path="M 0 0 L 21600 0 21600 21600 0 21600 Z N"/></draw:custom-shape></text:span></text:p>
      <text:p text:style-name="Normal"><text:span text:style-name="T79"><draw:frame draw:z-index="251753472" draw:id="id58" draw:style-name="a83" draw:name="Text Box 74" text:anchor-type="paragraph" svg:x="8.07361in" svg:y="0.11319in" svg:width="1.47153in" svg:height="0.5625in" style:rel-width="scale" style:rel-height="scale"><draw:text-box><text:p text:style-name="P80">Right</text:p></draw:text-box><svg:title/><svg:desc/></draw:frame></text:span><text:span text:style-name="T81"><draw:frame draw:z-index="251744256" draw:id="id59" draw:style-name="a84" draw:name="Text Box 69" text:anchor-type="paragraph" svg:x="5.66944in" svg:y="0.11111in" svg:width="1.47153in" svg:height="0.5625in" style:rel-width="scale" style:rel-height="scale"><draw:text-box><text:p text:style-name="P82">VCA</text:p></draw:text-box><svg:title/><svg:desc/></draw:frame></text:span><text:span text:style-name="T83"><draw:frame draw:z-index="251700224" draw:id="id60" draw:style-name="a85" draw:name="Text Box 37" text:anchor-type="paragraph" svg:x="0.90741in" svg:y="0.02778in" svg:width="1.65625in" svg:height="0.5625in" style:rel-width="scale" style:rel-height="scale"><draw:text-box><text:p text:style-name="P84">Envelope</text:p></draw:text-box><svg:title/><svg:desc/></draw:frame></text:span></text:p>
      <text:p text:style-name="Normal"><text:span text:style-name="T85"><draw:connector draw:type="line" svg:x1="7.24375in" svg:y1="0.06806in" svg:x2="8.29306in" svg:y2="0.06806in" draw:z-index="251749376" draw:id="id61" draw:style-name="a87" draw:name="Straight Arrow Connector 72" text:anchor-type="paragraph"><svg:title/><svg:desc/></draw:connector></text:span></text:p>
      <text:p text:style-name="Normal"><text:span text:style-name="T86"><draw:connector draw:type="line" svg:x1="6.71388in" svg:y1="1.20764in" svg:x2="6.55208in" svg:y2="0.17292in" draw:z-index="251739136" draw:id="id62" draw:style-name="a89" draw:name="Straight Arrow Connector 66" text:anchor-type="paragraph"><svg:title/><svg:desc/></draw:connector></text:span><text:span text:style-name="T87"><draw:connector draw:type="line" svg:x1="1.8632in" svg:y1="0.05972in" svg:x2="1.8632in" svg:y2="0.39722in" draw:z-index="251704320" draw:id="id63" draw:style-name="a90" draw:name="Straight Connector 40" text:anchor-type="paragraph"><svg:title/><svg:desc/></draw:connector></text:span></text:p>
      <text:p text:style-name="Normal"><text:span text:style-name="T88"><draw:connector draw:type="line" svg:x1="1.86527in" svg:y1="0.18056in" svg:x2="1.58333in" svg:y2="0.45625in" draw:z-index="251714560" draw:id="id64" draw:style-name="a91" draw:name="Straight Connector 46" text:anchor-type="paragraph"><svg:title/><svg:desc/></draw:connector></text:span><text:span text:style-name="T89"><draw:custom-shape svg:x="1.77917in" svg:y="0.04028in" svg:width="0.20556in" svg:height="0.20556in" draw:z-index="251705344" draw:id="id65" draw:style-name="a92" draw:name="Oval 4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90"><draw:connector draw:type="line" svg:x1="0.66806in" svg:y1="0.15139in" svg:x2="1.38056in" svg:y2="0.15139in" draw:z-index="251703296" draw:id="id66" draw:style-name="a94" draw:name="Straight Arrow Connector 39" text:anchor-type="paragraph"><svg:title/><svg:desc/></draw:connector></text:span><text:span text:style-name="T91"><draw:custom-shape svg:x="1.78958in" svg:y="0.2875in" svg:width="0.20556in" svg:height="0.20556in" draw:z-index="251712512" draw:id="id67" draw:style-name="a95" draw:name="Oval 45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2"><draw:custom-shape svg:x="1.41389in" svg:y="0.03194in" svg:width="0.20556in" svg:height="0.20556in" draw:z-index="251710464" draw:id="id68" draw:style-name="a96" draw:name="Oval 4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93"><draw:custom-shape svg:x="5.66667in" svg:y="0.10278in" svg:width="2.6875in" svg:height="1.23889in" draw:z-index="251737088" draw:id="id69" draw:style-name="a97" draw:name="Rectangle 64" text:anchor-type="paragraph"><svg:title/><svg:desc/><draw:enhanced-geometry draw:type="non-primitive" svg:viewBox="0 0 21600 21600" draw:enhanced-path="M 0 0 L 21600 0 21600 21600 0 21600 Z N"/></draw:custom-shape></text:span><text:span text:style-name="T94"><draw:connector draw:type="line" svg:x1="1.90694in" svg:y1="0.93056in" svg:x2="1.90694in" svg:y2="0.13889in" draw:z-index="251708416" draw:id="id70" draw:style-name="a99" draw:name="Straight Arrow Connector 43" text:anchor-type="paragraph"><svg:title/><svg:desc/></draw:connector></text:span><text:span text:style-name="T95"><draw:frame draw:z-index="251707392" draw:id="id71" draw:style-name="a100" draw:transform="translate(-0.56562in -0.19062in) rotate(-4.71239) translate(1.67397in 0.70451in)" draw:name="Text Box 42" text:anchor-type="paragraph" svg:width="1.13125in" svg:height="0.38125in" style:rel-width="scale" style:rel-height="scale"><draw:text-box><text:p text:style-name="P96">Ext voltage</text:p></draw:text-box><svg:title/><svg:desc/></draw:frame></text:span></text:p>
      <text:p text:style-name="Normal"><text:span text:style-name="T97"><draw:frame draw:z-index="251738112" draw:id="id72" draw:style-name="a101" draw:name="Text Box 65" text:anchor-type="paragraph" svg:x="5.96875in" svg:y="-0.0007in" svg:width="2.17639in" svg:height="0.9125in" style:rel-width="scale" style:rel-height="scale"><draw:text-box><text:p text:style-name="P98">Modulation oscillator</text:p></draw:text-box><svg:title/><svg:desc/></draw:frame></text:span>LFO</text:p>
      <text:p text:style-name="Normal">BPF</text:p>
      <text:p text:style-name="Normal">HPF</text:p>
      <text:p text:style-name="Normal">Rever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8" svg:viewBox="0 0 20 30" svg:d="m10 0-10 30h20z"/>
    <draw:marker draw:name="a53" svg:viewBox="0 0 20 30" svg:d="m10 0-10 30h20z"/>
    <draw:marker draw:name="a56" svg:viewBox="0 0 20 30" svg:d="m10 0-10 30h20z"/>
    <draw:marker draw:name="a58" svg:viewBox="0 0 20 30" svg:d="m10 0-10 30h20z"/>
    <draw:marker draw:name="a24" svg:viewBox="0 0 20 30" svg:d="m10 0-10 30h20z"/>
    <draw:marker draw:name="a70" svg:viewBox="0 0 20 30" svg:d="m10 0-10 30h20z"/>
    <draw:marker draw:name="a1" svg:viewBox="0 0 20 30" svg:d="m10 0-10 30h20z"/>
    <draw:marker draw:name="a75" svg:viewBox="0 0 20 30" svg:d="m10 0-10 30h20z"/>
    <draw:marker draw:name="a4" svg:viewBox="0 0 20 30" svg:d="m10 0-10 30h20z"/>
    <draw:marker draw:name="a42" svg:viewBox="0 0 20 30" svg:d="m10 0-10 30h20z"/>
    <draw:marker draw:name="a6" svg:viewBox="0 0 20 30" svg:d="m10 0-10 30h20z"/>
    <draw:marker draw:name="a44" svg:viewBox="0 0 20 30" svg:d="m10 0-10 30h20z"/>
    <draw:marker draw:name="a8" svg:viewBox="0 0 20 30" svg:d="m10 0-10 30h20z"/>
    <draw:marker draw:name="a93" svg:viewBox="0 0 20 30" svg:d="m10 0-10 30h20z"/>
    <draw:marker draw:name="a13" svg:viewBox="0 0 20 30" svg:d="m10 0-10 30h20z"/>
    <draw:marker draw:name="a15" svg:viewBox="0 0 20 30" svg:d="m10 0-10 30h20z"/>
    <draw:marker draw:name="a60" svg:viewBox="0 0 20 30" svg:d="m10 0-10 30h20z"/>
    <draw:marker draw:name="a17" svg:viewBox="0 0 20 30" svg:d="m10 0-10 30h20z"/>
    <draw:marker draw:name="a98" svg:viewBox="0 0 20 30" svg:d="m10 0-10 30h20z"/>
    <draw:marker draw:name="a62" svg:viewBox="0 0 20 30" svg:d="m10 0-10 30h20z"/>
    <draw:marker draw:name="a19" svg:viewBox="0 0 20 30" svg:d="m10 0-10 30h20z"/>
    <draw:marker draw:name="a64" svg:viewBox="0 0 20 30" svg:d="m10 0-10 30h20z"/>
    <draw:marker draw:name="a31" svg:viewBox="0 0 20 30" svg:d="m10 0-10 30h20z"/>
    <draw:marker draw:name="a68" svg:viewBox="0 0 20 30" svg:d="m10 0-10 30h20z"/>
    <draw:marker draw:name="a33" svg:viewBox="0 0 20 30" svg:d="m10 0-10 30h20z"/>
    <draw:marker draw:name="a35" svg:viewBox="0 0 20 30" svg:d="m10 0-10 30h20z"/>
    <draw:marker draw:name="a80" svg:viewBox="0 0 20 30" svg:d="m10 0-10 30h20z"/>
    <draw:marker draw:name="a37" svg:viewBox="0 0 20 30" svg:d="m10 0-10 30h20z"/>
    <draw:marker draw:name="a86" svg:viewBox="0 0 20 30" svg:d="m10 0-10 30h20z"/>
  </office:styles>
  <office:automatic-styles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/>
    <meta:creation-date>2017-07-16T17:02:00Z</meta:creation-date>
    <dc:date>2017-07-16T17:02:00Z</dc:date>
    <meta:template xlink:href="Normal.dotm" xlink:type="simple"/>
    <meta:editing-cycles>1</meta:editing-cycles>
    <meta:editing-duration>PT0S</meta:editing-duration>
    <meta:document-statistic meta:page-count="2" meta:paragraph-count="1" meta:word-count="21" meta:character-count="140" meta:row-count="1" meta:non-whitespace-character-count="120"/>
  </office:meta>
</office:document-meta>
</file>